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 style:parent-style-name="Graphics">
      <style:graphic-properties draw:fill="none" draw:stroke="none"/>
    </style:style>
    <style:style style:family="graphic" style:name="a394">
      <style:graphic-properties draw:fill="none" draw:stroke="solid" svg:stroke-width="0.08333in" svg:stroke-color="#000000" draw:marker-end="a393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graphic" style:name="a384">
      <style:graphic-properties draw:fill="none" draw:stroke="solid" svg:stroke-width="0.08333in" svg:stroke-color="#000000" draw:marker-end="a383" svg:stroke-opacity="100%" draw:stroke-linejoin="miter" svg:stroke-linecap="butt"/>
    </style:style>
  </office:automatic-styles>
  <office:body>
    <office:presentation>
      <draw:page draw:name="Slide2" draw:style-name="a380" draw:master-page-name="Master1-Layout7-blank-Vide" presentation:presentation-page-layout-name="Master1-PPL7" draw:id="Slide-257">
        <draw:frame draw:id="id63" draw:style-name="a381" draw:name="Image 2" svg:x="5.39832in" svg:y="2.48165in" svg:width="2.5367in" svg:height="2.5367in" style:rel-width="scale" style:rel-height="scale">
          <draw:image xlink:href="media/image1.jpg" xlink:type="simple" xlink:show="embed" xlink:actuate="onLoad"/>
          <svg:title/>
          <svg:desc>Une image contenant texte, Graphique, logo, graphisme

Description générée automatiquement</svg:desc>
        </draw:frame>
        <draw:frame draw:id="id64" draw:style-name="a382" draw:name="Image 4" svg:x="1.21019in" svg:y="0.91743in" svg:width="1.41068in" svg:height="0.92092in" style:rel-width="scale" style:rel-height="scale">
          <draw:image xlink:href="media/image2.jpg" xlink:type="simple" xlink:show="embed" xlink:actuate="onLoad"/>
          <svg:title/>
          <svg:desc>Une image contenant texte, Visage humain, Billet de banque, Timbre

Description générée automatiquement</svg:desc>
        </draw:frame>
        <draw:connector draw:type="line" svg:x1="5.39832in" svg:y1="3.75in" draw:start-shape="id63" draw:start-glue-point="3" svg:x2="2.77982in" svg:y2="1.93578in" draw:id="id65" draw:style-name="a384" draw:name="Connecteur droit avec flèche 6">
          <svg:title/>
          <svg:desc/>
        </draw:connector>
        <draw:frame draw:id="id66" draw:style-name="a391" draw:name="ZoneTexte 8" svg:x="1.14977in" svg:y="1.93578in" svg:width="1.63004in" svg:height="0.40367in">
          <draw:text-box>
            <text:p text:style-name="a390" text:class-names="" text:cond-style-name=""><text:span text:style-name="a385" text:class-names="">Bank</text:span><text:span text:style-name="a386" text:class-names=""><text:s text:c="1"/></text:span><text:span text:style-name="a387" text:class-names="">Omeg</text:span><text:span text:style-name="a388" text:class-names="">a</text:span><text:span text:style-name="a389" text:class-names=""/></text:p>
          </draw:text-box>
          <svg:title/>
          <svg:desc/>
        </draw:frame>
        <draw:frame draw:id="id67" draw:style-name="a392" draw:name="Image 10" svg:x="9.30704in" svg:y="0.73798in" svg:width="2.04771in" svg:height="1.27982in" style:rel-width="scale" style:rel-height="scale">
          <draw:image xlink:href="media/image3.jpeg" xlink:type="simple" xlink:show="embed" xlink:actuate="onLoad"/>
          <svg:title/>
          <svg:desc>Une image contenant Aliments naturels, produits, Nourriture complète, Nourriture de régime

Description générée automatiquement</svg:desc>
        </draw:frame>
        <draw:connector draw:type="line" svg:x1="7.93502in" svg:y1="3.75in" draw:start-shape="id63" draw:start-glue-point="1" svg:x2="9.84404in" svg:y2="2.21101in" draw:id="id68" draw:style-name="a394" draw:name="Connecteur droit avec flèche 11">
          <svg:title/>
          <svg:desc/>
        </draw:connector>
        <draw:frame draw:id="id69" draw:style-name="a398" draw:name="ZoneTexte 17" svg:x="9.23853in" svg:y="0.3211in" svg:width="2.22936in" svg:height="0.40391in">
          <draw:text-box>
            <text:p text:style-name="a397" text:class-names="" text:cond-style-name=""><text:span text:style-name="a395" text:class-names="">Chute de Fruits</text:span><text:span text:style-name="a3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393" svg:viewBox="0 0 20 30" svg:d="m10 0-10 30h20z"/>
    <draw:marker draw:name="a38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lixte Valot</meta:initial-creator>
    <dc:creator>Calixte Valot</dc:creator>
    <meta:creation-date>2025-01-25T11:07:23Z</meta:creation-date>
    <dc:date>2025-01-25T11:20:06Z</dc:date>
    <meta:editing-cycles>1</meta:editing-cycles>
    <meta:editing-duration>PT763S</meta:editing-duration>
    <meta:document-statistic meta:paragraph-count="2" meta:word-count="5"/>
  </office:meta>
</office:document-meta>
</file>